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1.2543in"/>
    </style:style>
    <style:style style:name="co4" style:family="table-column">
      <style:table-column-properties fo:break-before="auto" style:column-width="4.6846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<text:s text:c="58"/>ELEMENT LAKE ZONE PRE &amp; PRIMARY SCHOO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73"/>TERMINAL RESUL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78"/>CLASS ONE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 text:c="27"/>TOTAL SUBJECTS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REGISTRATION NUMBER</text:p>
          </table:table-cell>
          <table:table-cell office:value-type="string" calcext:value-type="string">
            <text:p>STUDENT NAME</text:p>
          </table:table-cell>
          <table:table-cell office:value-type="string" calcext:value-type="string">
            <text:p>BIOLOGY, <text:s/>PHYSICS, <text:s/>ENGLISH, <text:s text:c="2"/>HISTORY, <text:s text:c="2"/>KISWAHILI, <text:s text:c="2"/>CIVICS 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/0196/2023/001</text:p>
          </table:table-cell>
          <table:table-cell office:value-type="string" calcext:value-type="string">
            <text:p>ADELA SIMON</text:p>
          </table:table-cell>
          <table:table-cell office:value-type="string" calcext:value-type="string">
            <text:p><text:s text:c="4"/>36, <text:s text:c="12"/>34, <text:s text:c="12"/>46 <text:s text:c="15"/>,45 <text:s text:c="9"/>, <text:s text:c="3"/>65, <text:s text:c="13"/>4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21:22:38.798410192</meta:creation-date>
    <dc:date>2024-04-02T22:34:57.566547561</dc:date>
    <meta:editing-duration>PT43M56S</meta:editing-duration>
    <meta:editing-cycles>1</meta:editing-cycles>
    <meta:document-statistic meta:table-count="1" meta:cell-count="16" meta:object-count="0"/>
    <meta:generator>LibreOffice/7.3.7.2$Linux_X86_64 LibreOffice_project/30$Build-2</meta:generator>
  </office:meta>
</office:document-meta>
</file>